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lgerian" svg:font-family="Algerian" style:font-family-generic="decorative" style:font-pitch="variable"/>
    <style:font-face style:name="Castellar" svg:font-family="Castellar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pperplate Gothic Bold" svg:font-family="'Copperplate Gothic Bold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pperplate Gothic Bold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Arial Black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3" table:default-cell-style-name="ce4"/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number-columns-spanned="2" table:number-rows-spanned="2"/>
          <table:covered-table-cell table:style-name="Default"/>
          <table:table-cell table:style-name="ce3" office:value-type="string" table:number-columns-spanned="4" table:number-rows-spanned="2">
            <text:p>CALCULATING GPA</text:p>
          </table:table-cell>
          <table:covered-table-cell table:number-columns-repeated="3" table:style-name="Default"/>
          <table:table-cell table:style-name="Default" table:number-columns-spanned="2" table:number-rows-spanned="2"/>
          <table:covered-table-cell table:style-name="Default"/>
        </table:table-row>
        <table:table-row table:style-name="ro1">
          <table:covered-table-cell/>
          <table:covered-table-cell table:number-columns-repeated="7"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style-name="ce1" office:value-type="string">
            <text:p>Semester</text:p>
          </table:table-cell>
          <table:table-cell table:style-name="ce1" office:value-type="string">
            <text:p>Course</text:p>
          </table:table-cell>
          <table:table-cell table:style-name="ce1" office:value-type="string">
            <text:p>Credit Hours</text:p>
          </table:table-cell>
          <table:table-cell table:style-name="ce5" office:value-type="string">
            <text:p>TotalCreditHours</text:p>
          </table:table-cell>
          <table:table-cell table:style-name="ce5" office:value-type="string">
            <text:p>Marks Obtained</text:p>
          </table:table-cell>
          <table:table-cell table:style-name="ce1" office:value-type="string">
            <text:p>Total Mark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Grade</text:p>
          </table:table-cell>
        </table:table-row>
        <table:table-row table:style-name="ro1">
          <table:table-cell table:style-name="ce1" office:value-type="string">
            <text:p>I</text:p>
          </table:table-cell>
          <table:table-cell office:value-type="string">
            <text:p>LAMC</text:p>
          </table:table-cell>
          <table:table-cell table:number-columns-repeated="2" office:value-type="float" office:value="4">
            <text:p>4</text:p>
          </table:table-cell>
          <table:table-cell office:value-type="float" office:value="95">
            <text:p>95</text:p>
          </table:table-cell>
          <table:table-cell table:formula="of:=[.E6]*[.D6]" office:value-type="float" office:value="380">
            <text:p>380</text:p>
          </table:table-cell>
          <table:table-cell table:formula="of:=([.F6]/[.D6])/10" office:value-type="float" office:value="9.5">
            <text:p>9.5</text:p>
          </table:table-cell>
          <table:table-cell table:formula="of:=IF([.G6]&gt;=8;&quot;A&quot;;IF([.G6]&gt;=7;&quot;B&quot;;IF([.G6]&gt;=6;&quot;C&quot;;IF([.G6]&gt;=5;&quot;D&quot;;IF([.G6]&gt;=3.5;&quot;E&quot;;&quot;F&quot;)))))" office:value-type="string" office:string-value="A">
            <text:p>A</text:p>
          </table:table-cell>
        </table:table-row>
        <table:table-row table:style-name="ro1">
          <table:table-cell/>
          <table:table-cell office:value-type="string">
            <text:p>NTTC</text:p>
          </table:table-cell>
          <table:table-cell table:number-columns-repeated="2" office:value-type="float" office:value="4">
            <text:p>4</text:p>
          </table:table-cell>
          <table:table-cell office:value-type="float" office:value="90">
            <text:p>90</text:p>
          </table:table-cell>
          <table:table-cell table:formula="of:=[.E7]*[.D7]" office:value-type="float" office:value="360">
            <text:p>360</text:p>
          </table:table-cell>
          <table:table-cell table:formula="of:=([.F7]/[.D7])/10" office:value-type="float" office:value="9">
            <text:p>9</text:p>
          </table:table-cell>
          <table:table-cell table:formula="of:=IF([.G7]&gt;=8;&quot;A&quot;;IF([.G7]&gt;=7;&quot;B&quot;;IF([.G7]&gt;=6;&quot;C&quot;;IF([.G7]&gt;=5;&quot;D&quot;;IF([.G7]&gt;=3.5;&quot;E&quot;;&quot;F&quot;)))))" office:value-type="string" office:string-value="A">
            <text:p>A</text:p>
          </table:table-cell>
        </table:table-row>
        <table:table-row table:style-name="ro1">
          <table:table-cell/>
          <table:table-cell office:value-type="string">
            <text:p>PPS</text:p>
          </table:table-cell>
          <table:table-cell office:value-type="string">
            <text:p>4+2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formula="of:=[.E8]*[.D8]" office:value-type="float" office:value="480">
            <text:p>480</text:p>
          </table:table-cell>
          <table:table-cell table:formula="of:=([.F8]/[.D8])/10" office:value-type="float" office:value="8">
            <text:p>8</text:p>
          </table:table-cell>
          <table:table-cell table:formula="of:=IF([.G8]&gt;=8;&quot;A&quot;;IF([.G8]&gt;=7;&quot;B&quot;;IF([.G8]&gt;=6;&quot;C&quot;;IF([.G8]&gt;=5;&quot;D&quot;;IF([.G8]&gt;=3.5;&quot;E&quot;;&quot;F&quot;)))))" office:value-type="string" office:string-value="A">
            <text:p>A</text:p>
          </table:table-cell>
        </table:table-row>
        <table:table-row table:style-name="ro1">
          <table:table-cell/>
          <table:table-cell office:value-type="string">
            <text:p>BEE</text:p>
          </table:table-cell>
          <table:table-cell office:value-type="string">
            <text:p>4+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E9]*[.D9]" office:value-type="float" office:value="450">
            <text:p>450</text:p>
          </table:table-cell>
          <table:table-cell table:formula="of:=([.F9]/[.D9])/10" office:value-type="float" office:value="7.5">
            <text:p>7.5</text:p>
          </table:table-cell>
          <table:table-cell table:formula="of:=IF([.G9]&gt;=8;&quot;A&quot;;IF([.G9]&gt;=7;&quot;B&quot;;IF([.G9]&gt;=6;&quot;C&quot;;IF([.G9]&gt;=5;&quot;D&quot;;IF([.G9]&gt;=3.5;&quot;E&quot;;&quot;F&quot;)))))" office:value-type="string" office:string-value="B">
            <text:p>B</text:p>
          </table:table-cell>
        </table:table-row>
        <table:table-row table:style-name="ro1">
          <table:table-cell/>
          <table:table-cell office:value-type="string">
            <text:p>PHYSICS</text:p>
          </table:table-cell>
          <table:table-cell office:value-type="string">
            <text:p>4+2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formula="of:=[.E10]*[.D10]" office:value-type="float" office:value="360">
            <text:p>360</text:p>
          </table:table-cell>
          <table:table-cell table:formula="of:=([.F10]/[.D10])/10" office:value-type="float" office:value="6">
            <text:p>6</text:p>
          </table:table-cell>
          <table:table-cell table:formula="of:=IF([.G10]&gt;=8;&quot;A&quot;;IF([.G10]&gt;=7;&quot;B&quot;;IF([.G10]&gt;=6;&quot;C&quot;;IF([.G10]&gt;=5;&quot;D&quot;;IF([.G10]&gt;=3.5;&quot;E&quot;;&quot;F&quot;)))))" office:value-type="string" office:string-value="C">
            <text:p>C</text:p>
          </table:table-cell>
        </table:table-row>
        <table:table-row table:style-name="ro1">
          <table:table-cell/>
          <table:table-cell office:value-type="string">
            <text:p>DS</text:p>
          </table:table-cell>
          <table:table-cell office:value-type="string">
            <text:p>4+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E11]*[.D11]" office:value-type="float" office:value="300">
            <text:p>300</text:p>
          </table:table-cell>
          <table:table-cell table:formula="of:=([.F11]/[.D11])/10" office:value-type="float" office:value="5">
            <text:p>5</text:p>
          </table:table-cell>
          <table:table-cell table:formula="of:=IF([.G11]&gt;=8;&quot;A&quot;;IF([.G11]&gt;=7;&quot;B&quot;;IF([.G11]&gt;=6;&quot;C&quot;;IF([.G11]&gt;=5;&quot;D&quot;;IF([.G11]&gt;=3.5;&quot;E&quot;;&quot;F&quot;)))))" office:value-type="string" office:string-value="D">
            <text:p>D</text:p>
          </table:table-cell>
        </table:table-row>
        <table:table-row table:style-name="ro1">
          <table:table-cell/>
          <table:table-cell office:value-type="string">
            <text:p>IT WS</text:p>
          </table:table-cell>
          <table:table-cell office:value-type="string">
            <text:p>1+2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formula="of:=[.E12]*[.D12]" office:value-type="float" office:value="282">
            <text:p>282</text:p>
          </table:table-cell>
          <table:table-cell table:formula="of:=([.F12]/[.D12])/10" office:value-type="float" office:value="9.4">
            <text:p>9.4</text:p>
          </table:table-cell>
          <table:table-cell table:formula="of:=IF([.G12]&gt;=8;&quot;A&quot;;IF([.G12]&gt;=7;&quot;B&quot;;IF([.G12]&gt;=6;&quot;C&quot;;IF([.G12]&gt;=5;&quot;D&quot;;IF([.G12]&gt;=3.5;&quot;E&quot;;&quot;F&quot;)))))" office:value-type="string" office:string-value="A">
            <text:p>A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35">
            <text:p>35</text:p>
          </table:table-cell>
          <table:table-cell table:style-name="Default"/>
          <table:table-cell table:style-name="ce1" table:formula="of:=SUM([.F6:.F12])" office:value-type="float" office:value="2612">
            <text:p>2612</text:p>
          </table:table-cell>
          <table:table-cell table:style-name="ce1" office:value-type="float" office:value="7.47">
            <text:p>7.47</text:p>
          </table:table-cell>
          <table:table-cell table:style-name="ce1" table:formula="of:=IF([.G13]&gt;=8;&quot;A&quot;;IF([.G13]&gt;=7;&quot;B&quot;;IF([.G13]&gt;=6;&quot;C&quot;;IF([.G13]&gt;=5;&quot;D&quot;;IF([.G13]&gt;=3.5;&quot;E&quot;;&quot;F&quot;)))))" office:value-type="string" office:string-value="B">
            <text:p>B</text:p>
          </table:table-cell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6" office:value-type="string">
            <text:p>GPA=7.47</text:p>
          </table:table-cell>
          <table:table-cell table:style-name="Default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lgerian" svg:font-family="Algerian" style:font-family-generic="decorative" style:font-pitch="variable"/>
    <style:font-face style:name="Castellar" svg:font-family="Castellar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pperplate Gothic Bold" svg:font-family="'Copperplate Gothic Bold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09/16/2020</text:date>, <text:time>16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5:11:28.94</meta:creation-date>
    <meta:editing-duration>PT34M20S</meta:editing-duration>
    <meta:editing-cycles>3</meta:editing-cycles>
    <meta:generator>OpenOffice/4.1.7$Win32 OpenOffice.org_project/417m1$Build-9800</meta:generator>
    <meta:initial-creator>nagasaisriya </meta:initial-creator>
    <dc:date>2020-09-16T16:00:57.18</dc:date>
    <dc:creator>nagasaisriya </dc:creator>
    <meta:document-statistic meta:table-count="3" meta:cell-count="64" meta:object-count="0"/>
  </office:meta>
</office:document-meta>
</file>